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4pt" style:font-size-asian="14pt" style:font-name-complex="Helvetica" style:font-size-complex="13pt" style:language-complex="en" style:country-complex="US"/>
    </style:style>
    <style:style style:name="P3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4pt" style:font-size-asian="14pt" style:font-name-complex="Helvetica" style:font-size-complex="13pt" style:language-complex="en" style:country-complex="US" style:font-weight-complex="bold"/>
    </style:style>
    <style:style style:name="P4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4pt" style:font-size-asian="14pt" style:font-name-complex="Helvetica" style:font-size-complex="14pt" style:language-complex="en" style:country-complex="US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4pt" style:font-size-asian="14pt" style:font-name-complex="Helvetica" style:font-size-complex="14pt"/>
    </style:style>
    <style:style style:name="P6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1pt" style:font-size-asian="11pt" style:font-name-complex="Helvetica" style:language-complex="en" style:country-complex="US"/>
    </style:style>
    <style:style style:name="P7" style:family="paragraph" style:parent-style-name="Standard">
      <style:text-properties style:font-name="Helvetica" fo:font-size="11pt" style:font-size-asian="11pt" style:font-name-complex="Helvetica" style:font-size-complex="11pt"/>
    </style:style>
    <style:style style:name="P8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1pt" style:font-size-asian="11pt" style:font-name-complex="Helvetica" style:font-size-complex="11pt" style:language-complex="en" style:country-complex="US"/>
    </style:style>
    <style:style style:name="P9" style:family="paragraph" style:parent-style-name="Standard">
      <style:paragraph-properties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1pt" style:font-size-asian="11pt" style:font-name-complex="Helvetica" style:font-size-complex="11pt" style:language-complex="en" style:country-complex="US" style:font-weight-complex="bold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1pt" style:font-size-asian="11pt" style:font-name-complex="Helvetica" style:font-size-complex="11pt"/>
    </style:style>
    <style:style style:name="P11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weight="bold" style:font-weight-asian="bold" style:font-name-complex="Helvetica" style:font-size-complex="13pt" style:language-complex="en" style:country-complex="US" style:font-weight-complex="bold"/>
    </style:style>
    <style:style style:name="P12" style:family="paragraph" style:parent-style-name="Standard">
      <style:text-properties style:font-name="Helvetica" style:font-name-complex="Helvetica"/>
    </style:style>
    <style:style style:name="P13" style:family="paragraph" style:parent-style-name="Standard">
      <style:paragraph-properties fo:margin-left="0.25in" fo:margin-right="0in" fo:orphans="0" fo:widows="0" fo:text-indent="0in" style:auto-text-indent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4" style:family="paragraph" style:parent-style-name="Standard" style:master-page-name="Standard">
      <style:paragraph-properties fo:orphans="0" fo:widows="0" style:page-number="auto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Helvetica" fo:font-size="14pt" style:font-size-asian="14pt" style:font-name-complex="Helvetica" style:language-complex="en" style:country-complex="US"/>
    </style:style>
    <style:style style:name="T1" style:family="text">
      <style:text-properties style:font-name="Helvetica" fo:font-size="11pt" style:font-size-asian="11pt" style:font-name-complex="Helvetica" style:language-complex="en" style:country-complex="US"/>
    </style:style>
    <style:style style:name="T2" style:family="text">
      <style:text-properties style:font-name="Helvetica" fo:font-size="11pt" style:font-size-asian="11pt" style:font-name-complex="Helvetica" style:font-size-complex="11pt"/>
    </style:style>
    <style:style style:name="T3" style:family="text">
      <style:text-properties style:font-name="Helvetica" fo:font-size="11pt" style:font-size-asian="11pt" style:font-name-complex="Helvetica" style:font-size-complex="11pt" style:language-complex="en" style:country-complex="US"/>
    </style:style>
    <style:style style:name="T4" style:family="text">
      <style:text-properties style:font-name="Helvetica" fo:font-size="11pt" style:font-size-asian="11pt" style:font-name-complex="Helvetica" style:font-size-complex="11pt" style:language-complex="en" style:country-complex="US" style:font-weight-complex="bold"/>
    </style:style>
    <style:style style:name="T5" style:family="text">
      <style:text-properties style:font-name="Helvetica" fo:font-size="11pt" fo:font-style="italic" style:font-size-asian="11pt" style:font-style-asian="italic" style:font-name-complex="Helvetica" style:font-size-complex="11pt" style:language-complex="en" style:country-complex="US"/>
    </style:style>
    <style:style style:name="T6" style:family="text">
      <style:text-properties style:font-name="Helvetica" fo:font-size="11pt" fo:font-style="italic" style:font-size-asian="11pt" style:font-style-asian="italic" style:font-name-complex="Helvetica" style:font-size-complex="11pt" style:language-complex="en" style:country-complex="US" style:font-weight-complex="bold"/>
    </style:style>
    <style:style style:name="T7" style:family="text">
      <style:text-properties style:font-name="Helvetica" fo:font-size="11pt" fo:font-style="italic" style:font-name-asian="Helvetica" style:font-size-asian="11pt" style:font-style-asian="italic" style:font-name-complex="Helvetica" style:font-size-complex="11pt" style:language-complex="en" style:country-complex="US"/>
    </style:style>
    <style:style style:name="T8" style:family="text">
      <style:text-properties style:font-name="Helvetica" fo:font-size="11pt" style:font-name-asian="Helvetica" style:font-size-asian="11pt" style:font-name-complex="Helvetica" style:font-size-complex="11pt" style:language-complex="en" style:country-complex="US"/>
    </style:style>
    <style:style style:name="T9" style:family="text">
      <style:text-properties style:font-name="Helvetica" fo:font-size="11pt" style:font-name-asian="Helvetica" style:font-size-asian="11pt" style:font-name-complex="Helvetica" style:font-size-complex="11pt" style:language-complex="en" style:country-complex="US" style:font-weight-complex="bold"/>
    </style:style>
    <style:style style:name="T10" style:family="text">
      <style:text-properties style:font-name-asian="Helveti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ecky Suss</text:p>
      <text:p text:style-name="P6">2012 E Dauphin Street</text:p>
      <text:p text:style-name="P6">Philadelphia, PA. 19125</text:p>
      <text:p text:style-name="P1"><text:a xlink:type="simple" xlink:href="mailto:beckysuss@gmail.com"><text:span text:style-name="Internet_20_link"><text:span text:style-name="T1">beckysuss@gmail.com</text:span></text:span></text:a></text:p>
      <text:p text:style-name="P6">beckysuss.blogspot.com</text:p>
      <text:p text:style-name="P11"/>
      <text:p text:style-name="P8"/>
      <text:p text:style-name="P8">b. 1980 Philadelphia, PA</text:p>
      <text:p text:style-name="P8">Lives and works in Philadelphia, PA.</text:p>
      <text:p text:style-name="P8"/>
      <text:p text:style-name="P8"/>
      <text:p text:style-name="P2">Education</text:p>
      <text:p text:style-name="P8"/>
      <text:p text:style-name="P8">University of California, Berkeley, MFA, 2010.</text:p>
      <text:p text:style-name="P8">Williams College, BA, 2003. </text:p>
      <text:p text:style-name="P8">(Forthcoming) Skowhegan School of Painting and Sculpture, 2013.</text:p>
      <text:p text:style-name="P8"/>
      <text:p text:style-name="P3">Solo Exhibitions</text:p>
      <text:p text:style-name="P9"/>
      <text:p text:style-name="P1"><text:span text:style-name="T3">2012 <text:s text:c="2"/></text:span><text:span text:style-name="T5">Still Life</text:span><text:span text:style-name="T3">, Vox Populi, Philadelphia, PA</text:span></text:p>
      <text:p text:style-name="P1"><text:span text:style-name="T8"><text:s text:c="11"/></text:span><text:span text:style-name="T5">Becky Suss</text:span><text:span text:style-name="T3">, Snyderman-Works Galleries, Philadelphia. PA</text:span></text:p>
      <text:p text:style-name="P1"><text:span text:style-name="T3">2011 <text:s text:c="2"/></text:span><text:span text:style-name="T5">Drawings</text:span><text:span text:style-name="T3">, Vox Populi, Philadelphia, PA</text:span></text:p>
      <text:p text:style-name="P1"><text:span text:style-name="T8"><text:s text:c="11"/></text:span><text:span text:style-name="T5">Cold Cold Ground, </text:span><text:span text:style-name="T3">Space 1026, Philadelphia, PA</text:span></text:p>
      <text:p text:style-name="P1"><text:span text:style-name="T3">2009 <text:s text:c="2"/></text:span><text:span text:style-name="T5">In Let</text:span><text:span text:style-name="T3">, WORK Gallery, Brooklyn, NY</text:span></text:p>
      <text:p text:style-name="P1"><text:span text:style-name="T3">2006 <text:s text:c="2"/></text:span><text:span text:style-name="T5">Homesick</text:span><text:span text:style-name="T3">, Sodafine, Brooklyn, NY</text:span></text:p>
      <text:p text:style-name="P8"/>
      <text:p text:style-name="P3">Selected Group Exhibitions</text:p>
      <text:p text:style-name="P3"/>
      <text:p text:style-name="P1"><text:span text:style-name="T4">2013 <text:s text:c="3"/></text:span><text:span text:style-name="T6">Group Show</text:span><text:span text:style-name="T4">, The Front Space, New Orleans, LA</text:span></text:p>
      <text:p text:style-name="P1"><text:span text:style-name="T9"><text:s text:c="12"/></text:span><text:span text:style-name="T6">Winterdown</text:span><text:span text:style-name="T4">, The Icebox, Philadelphia, PA</text:span></text:p>
      <text:p text:style-name="P1"><text:span text:style-name="T4">2012 <text:s text:c="2"/></text:span><text:span text:style-name="T6">Creative Nonfiction</text:span><text:span text:style-name="T4">, Kunsthalle Galapagos, Brooklyn, NY</text:span></text:p>
      <text:p text:style-name="P1"><text:span text:style-name="T4">2011 <text:s text:c="2"/></text:span><text:span text:style-name="T6">Call and Response</text:span><text:span text:style-name="T4">, Root Division, San Francisco, CA</text:span></text:p>
      <text:p text:style-name="P1"><text:span text:style-name="T9"><text:s text:c="11"/></text:span><text:span text:style-name="T6">Wish You Were There</text:span><text:span text:style-name="T4">, University City Arts League, Philadelphia, PA</text:span></text:p>
      <text:p text:style-name="P1"><text:span text:style-name="T4">2010 <text:s text:c="2"/></text:span><text:span text:style-name="T6">It’s My World</text:span><text:span text:style-name="T4">, Baer Ridgway Gallery, San Francisco, CA</text:span></text:p>
      <text:p text:style-name="P1"><text:span text:style-name="T9"><text:s text:c="11"/></text:span><text:span text:style-name="T6">No Right Angles,</text:span><text:span text:style-name="T4"> Berkeley Art Museum, Berkeley, CA</text:span><text:span text:style-name="T6"> </text:span></text:p>
      <text:p text:style-name="P1"><text:span text:style-name="T3">2009 <text:s text:c="2"/></text:span><text:span text:style-name="T5">Free Time, </text:span><text:span text:style-name="T3">Worth Ryder Gallery, Berkeley, CA</text:span></text:p>
      <text:p text:style-name="P1"><text:span text:style-name="T3">2008 <text:s text:c="2"/></text:span><text:span text:style-name="T5">Cloud</text:span><text:span text:style-name="T3">, WORK Gallery, Brooklyn, NY</text:span></text:p>
      <text:p text:style-name="P1"><text:span text:style-name="T8"><text:s text:c="11"/></text:span><text:span text:style-name="T5">The House that Sprawl Built</text:span><text:span text:style-name="T3">, The Hunterdon Museum of Art, Clinton, NJ</text:span></text:p>
      <text:p text:style-name="P1"><text:span text:style-name="T8"><text:s text:c="11"/></text:span><text:span text:style-name="T5">Sarah, Becky, Kate, Beat Jams, </text:span><text:span text:style-name="T3">Little Berlin, Philadelphia, PA </text:span></text:p>
      <text:p text:style-name="P1"><text:span text:style-name="T3">2007 <text:s text:c="2"/></text:span><text:span text:style-name="T5">Exquisite Corpse, </text:span><text:span text:style-name="T3">The Painted Bride Art Center, Philadelphia, PA</text:span></text:p>
      <text:p text:style-name="P13"><text:span text:style-name="T8"><text:s text:c="5"/></text:span><text:span text:style-name="T5">Rebecca Suss, Justin B Williams, Caleb Neelon, and Alex Lukas, </text:span><text:span text:style-name="T3">David B <text:s text:c="4"/></text:span></text:p>
      <text:p text:style-name="P13"><text:span text:style-name="T7"><text:s text:c="11"/></text:span><text:span text:style-name="T3">Smith Gallery, Denver, CO</text:span></text:p>
      <text:p text:style-name="P1"><text:span text:style-name="T8"><text:s text:c="11"/></text:span><text:span text:style-name="T5">No Bad Blood</text:span><text:span text:style-name="T3">, Cinders Gallery, Brooklyn, NY </text:span></text:p>
      <text:p text:style-name="P1"><text:span text:style-name="T8"><text:s text:c="11"/></text:span><text:span text:style-name="T5">Locally Localized Gravity, </text:span><text:span text:style-name="T3">Institute of Contemporary Art, Philadelphia, PA</text:span></text:p>
      <text:p text:style-name="P1"><text:span text:style-name="T3">2006 <text:s text:c="2"/></text:span><text:span text:style-name="T5">Sibling Revelry</text:span><text:span text:style-name="T3">, Aftermodern Gallery, San Francisco, CA <text:s text:c="10"/></text:span></text:p>
      <text:p text:style-name="P1"><text:span text:style-name="T8"><text:s text:c="11"/></text:span><text:span text:style-name="T5">Art in the Style of Radical</text:span><text:span text:style-name="T3">, Magic Pony Gallery, Toronto, ON</text:span></text:p>
      <text:p text:style-name="P1"><text:span text:style-name="T8"><text:s text:c="11"/></text:span><text:span text:style-name="T5">Experiences and Activities, </text:span><text:span text:style-name="T3">Western Exhibitions, Chicago, IL</text:span></text:p>
      <text:p text:style-name="P1"><text:span text:style-name="T8"><text:s text:c="11"/></text:span><text:span text:style-name="T5">Phooklyn</text:span><text:span text:style-name="T3">, Lump Gallery, Raleigh, NC</text:span></text:p>
      <text:p text:style-name="P1"><text:span text:style-name="T8"><text:s text:c="11"/></text:span><text:span text:style-name="T5">Peer Pleasure 1, </text:span><text:span text:style-name="T3">Yerba Buena Center for the Arts, San Francisco, CA</text:span></text:p>
      <text:p text:style-name="P1"><text:soft-page-break/><text:span text:style-name="T3">2005 <text:s text:c="2"/></text:span><text:span text:style-name="T5">Out of Doors</text:span><text:span text:style-name="T3">, Aftermodern Gallery, San Francisco, CA </text:span></text:p>
      <text:p text:style-name="P1"><text:span text:style-name="T8"><text:s text:c="11"/></text:span><text:span text:style-name="T5">Soon and Very Soon, </text:span><text:span text:style-name="T3">Renowned Gallery, Portland, OR</text:span></text:p>
      <text:p text:style-name="P8"><text:span text:style-name="T10"><text:s text:c="11"/></text:span>Space 1026 installation, The Dumbo Arts Festival, Brooklyn, NY</text:p>
      <text:p text:style-name="P1"><text:span text:style-name="T8"><text:s text:c="11"/></text:span><text:span text:style-name="T5">The Urban Edge Show</text:span><text:span text:style-name="T3">, The P4, Milan, Italy</text:span></text:p>
      <text:p text:style-name="P1"><text:span text:style-name="T3">2004 <text:s text:c="2"/></text:span><text:span text:style-name="T5">Beaver College</text:span><text:span text:style-name="T3">, The Mockbee, Cincinnati, OH</text:span></text:p>
      <text:p text:style-name="P8"/>
      <text:p text:style-name="P4">Artist Collective Experience</text:p>
      <text:p text:style-name="P8"/>
      <text:p text:style-name="P1"><text:span text:style-name="T3">Vox Populi Gallery, Philadelphia, PA; Member (2010-Present). <text:s/></text:span></text:p>
      <text:p text:style-name="P1"><text:span text:style-name="T3">Space 1026, Philadelphia, PA. Member (2003-2007).</text:span></text:p>
      <text:p text:style-name="P8"/>
      <text:p text:style-name="P2">Selected Publications</text:p>
      <text:p text:style-name="P8"/>
      <text:p text:style-name="P1"><text:span text:style-name="T3">2013 <text:s text:c="2"/>New American Paintings #104, Northeast Issue. (forthcoming)</text:span></text:p>
      <text:p text:style-name="P1"><text:span text:style-name="T3">2012 <text:s text:c="2"/>Huffington Post, “14 Must See Painting Shows: October 2012,” October <text:s/></text:span></text:p>
      <text:p text:style-name="P1"><text:span text:style-name="T8"><text:s text:c="11"/></text:span><text:span text:style-name="T3">2012.</text:span></text:p>
      <text:p text:style-name="P1"><text:span text:style-name="T8"><text:s text:c="11"/></text:span><text:span text:style-name="T3">New American Paintings #98, Northeast Issue.</text:span></text:p>
      <text:p text:style-name="P1"><text:span text:style-name="T3">2011 <text:s text:c="2"/>theartblog.org, “Becky Suss’s Cold, Cold Ground at Space 1026,” May 2011.</text:span></text:p>
      <text:p text:style-name="P1"><text:span text:style-name="T8"><text:s text:c="11"/></text:span><text:span text:style-name="T3">onereviewamonth.com, May 2011</text:span></text:p>
      <text:p text:style-name="P8"/>
      <text:p text:style-name="P2">Awards</text:p>
      <text:p text:style-name="P8"/>
      <text:p text:style-name="P8">2010 <text:s text:c="2"/>Eisner Prize in Art Practice, University of California, Berkeley.</text:p>
      <text:p text:style-name="P8"><text:span text:style-name="T10"><text:s text:c="11"/></text:span>Art Practice Materials Grant, University of California, Berkeley.</text:p>
      <text:p text:style-name="P8"><text:span text:style-name="T10"><text:s text:c="11"/></text:span>(Nominee) Joan Mitchell Foundation, Master of Fine Arts Fellowship.</text:p>
      <text:p text:style-name="P8">2009 <text:s text:c="2"/>Art Practice Materials Grant, University of California, Berkeley.</text:p>
      <text:p text:style-name="P8"><text:span text:style-name="T10"><text:s text:c="11"/></text:span>(Nominee) Dedalus Foundation, Master of Fine Arts Fellowship. <text:s/></text:p>
      <text:p text:style-name="P8">2003 <text:s text:c="2"/>Berkshire Fellowship from the Berkshire Art Association</text:p>
      <text:p text:style-name="P8"><text:span text:style-name="T10"><text:s text:c="11"/></text:span>Frederick M. Peyser prize in Painting, Williams College. <text:s/></text:p>
      <text:p text:style-name="P8"/>
      <text:p text:style-name="P2">Residencies</text:p>
      <text:p text:style-name="P8"/>
      <text:p text:style-name="P1"><text:span text:style-name="T3">2012 <text:s text:c="2"/>Vermont Studio Center, Johnson VT. <text:s/></text:span></text:p>
      <text:p text:style-name="P10"/>
      <text:p text:style-name="P5">Bio:</text:p>
      <text:p text:style-name="P12"/>
      <text:p text:style-name="Standard"><text:span text:style-name="T2">Becky Suss was born in Philadelphia where she currently lives and works. <text:s/>She holds a BA from Williams College and an MFA from the University of California, Berkeley. <text:s/>She is a member of Vox Populi and a former member of Space 1026. <text:s/>Recent exhibition venues include Baer Ridgway Gallery (San Francisco, CA), Berkeley Art Museum (Berkeley, CA), </text:span><text:span text:style-name="T4">Kunsthalle Galapagos,</text:span><text:span text:style-name="T2"> (Brooklyn, NY), and Vox Populi (Philadelphia). <text:s/>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fo:font-style="normal" style:font-style-asian="normal"/>
    </style:style>
    <style:style style:name="WW8Num2z0" style:family="text">
      <style:text-properties fo:font-style="normal" style:font-style-asian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format="1" text:start-value="2007">
        <style:list-level-properties text:list-level-position-and-space-mode="label-alignment">
          <style:list-level-label-alignment text:label-followed-by="listtab" text:list-tab-stop-position="0.7638in" fo:text-indent="-0.5138in" fo:margin-left="0.763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 text:start-value="2007">
        <style:list-level-properties text:list-level-position-and-space-mode="label-alignment">
          <style:list-level-label-alignment text:label-followed-by="listtab" text:list-tab-stop-position="0.639in" fo:text-indent="-0.389in" fo:margin-left="0.6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2011">
        <style:list-level-properties text:list-level-position-and-space-mode="label-alignment">
          <style:list-level-label-alignment text:label-followed-by="listtab" text:list-tab-stop-position="0.8055in" fo:text-indent="-0.5555in" fo:margin-left="0.80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1" text:start-value="2011">
        <style:list-level-properties text:list-level-position-and-space-mode="label-alignment">
          <style:list-level-label-alignment text:label-followed-by="listtab" text:list-tab-stop-position="0.639in" fo:text-indent="-0.389in" fo:margin-left="0.6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becca Suss</dc:title>
    <meta:initial-creator>becky suss</meta:initial-creator>
    <meta:creation-date>2013-04-21T13:14:00</meta:creation-date>
    <dc:creator>Becky</dc:creator>
    <dc:date>2013-04-21T13:16:00</dc:date>
    <meta:editing-cycles>3</meta:editing-cycles>
    <meta:editing-duration>PT2M</meta:editing-duration>
    <meta:document-statistic meta:table-count="0" meta:image-count="0" meta:object-count="0" meta:page-count="2" meta:paragraph-count="67" meta:word-count="495" meta:character-count="3745" meta:non-whitespace-character-count="2968"/>
    <meta:generator>LibreOffice/4.0.1.2$Windows_x86 LibreOffice_project/84102822e3d61eb989ddd325abf1ac077904985</meta:generator>
  </office:meta>
</office:document-meta>
</file>